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language="nb" fo:country="NO"/>
    </style:style>
    <style:style style:name="P2" style:family="paragraph" style:parent-style-name="Standard">
      <style:text-properties style:font-name="Arial" fo:font-size="11.5pt" fo:language="nb" fo:country="NO" style:font-size-asian="11.5pt" style:font-size-complex="11.5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.5pt" fo:language="nb" fo:country="NO" style:font-size-asian="11.5pt" style:font-size-complex="11.5pt"/>
    </style:style>
    <style:style style:name="P4" style:family="paragraph" style:parent-style-name="Standard">
      <style:text-properties fo:font-variant="normal" fo:text-transform="none" fo:color="#000000" style:text-line-through-style="none" style:font-name="Arial" fo:font-size="11.5pt" fo:language="nb" fo:country="NO" fo:font-style="italic" style:text-underline-style="none" fo:font-weight="normal" style:text-blinking="false" fo:background-color="transparent" style:font-size-asian="11.5pt" style:font-style-asian="italic" style:font-size-complex="11.5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" fo:font-size="11.5pt" fo:language="nb" fo:country="NO" fo:font-style="italic" style:text-underline-style="none" fo:font-weight="normal" style:text-blinking="false" fo:background-color="transparent" style:font-size-asian="11.5pt" style:font-style-asian="italic" style:font-size-complex="11.5pt" style:font-style-complex="italic"/>
    </style:style>
    <style:style style:name="P6" style:family="paragraph" style:parent-style-name="Standard"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P7" style:family="paragraph" style:parent-style-name="Standard"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tyle-asian="italic" style:font-size-complex="11.5pt" style:font-style-complex="italic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tyle-asian="normal" style:font-weight-asian="normal" style:font-size-complex="11.5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tyle-asian="italic" style:font-weight-asian="normal" style:font-size-complex="11.5pt" style:font-style-complex="italic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italic" style:text-underline-style="none" fo:font-weight="normal" style:text-blinking="false" fo:background-color="transparent" style:font-size-asian="11.5pt" style:font-style-asian="italic" style:font-weight-asian="normal" style:font-size-complex="11.5pt" style:font-style-complex="italic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fo:font-size="11.5pt" fo:language="nb" fo:country="NO" style:font-size-asian="11.5pt" style:font-size-complex="11.5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fo:font-size="11.5pt" fo:language="nb" fo:country="NO" fo:font-style="normal" style:font-size-asian="11.5pt" style:font-style-asian="normal" style:font-size-complex="11.5pt" style:font-style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fo:font-size="11.5pt" fo:language="nb" fo:country="NO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P15" style:family="paragraph" style:parent-style-name="Standard">
      <style:paragraph-properties fo:margin-left="1.296cm" fo:margin-right="0cm" fo:text-indent="0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P16" style:family="paragraph" style:parent-style-name="Standard">
      <style:paragraph-properties fo:margin-left="0cm" fo:margin-right="0cm" fo:text-indent="-0.026cm" style:auto-text-indent="false">
        <style:tab-stops/>
      </style:paragraph-properties>
      <style:text-properties style:font-name="Arial" fo:font-size="11.5pt" fo:language="nb" fo:country="NO" style:font-size-asian="11.5pt" style:font-size-complex="11.5pt"/>
    </style:style>
    <style:style style:name="P17" style:family="paragraph" style:parent-style-name="Standard">
      <style:paragraph-properties fo:margin-left="0cm" fo:margin-right="0cm" fo:text-indent="-0.026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tyle-asian="normal" style:font-weight-asian="normal" style:font-size-complex="11.5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-0.026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italic" style:text-underline-style="none" fo:font-weight="normal" style:text-blinking="false" fo:background-color="transparent" style:font-size-asian="11.5pt" style:font-style-asian="italic" style:font-weight-asian="normal" style:font-size-complex="11.5pt" style:font-style-complex="italic" style:font-weight-complex="normal"/>
    </style:style>
    <style:style style:name="P19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P20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tyle-asian="italic" style:font-size-complex="11.5pt" style:font-style-complex="italic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style:font-name="Arial" fo:font-size="11.5pt" fo:language="nb" fo:country="NO" fo:font-style="italic" style:font-size-asian="11.5pt" style:font-style-asian="italic" style:font-size-complex="11.5pt" style:font-style-complex="italic"/>
    </style:style>
    <style:style style:name="P22" style:family="paragraph" style:parent-style-name="Standard">
      <style:paragraph-properties fo:margin-left="1.349cm" fo:margin-right="0cm" fo:text-indent="-0.635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P23" style:family="paragraph" style:parent-style-name="Standard" style:list-style-name="L1"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P24" style:family="paragraph" style:parent-style-name="Standard" style:list-style-name="L2">
      <style:paragraph-properties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P25" style:family="paragraph" style:parent-style-name="Standard" style:list-style-name="L4">
      <style:paragraph-properties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P26" style:family="paragraph" style:parent-style-name="Standard" style:list-style-name="L1">
      <style:text-properties fo:font-variant="normal" fo:text-transform="none" fo:color="#000000" style:text-line-through-style="none" style:font-name="Arial" fo:font-size="11.5pt" fo:language="nb" fo:country="NO" fo:font-style="italic" style:text-underline-style="none" fo:font-weight="normal" style:text-blinking="false" fo:background-color="transparent" style:font-size-asian="11.5pt" style:font-style-asian="italic" style:font-size-complex="11.5pt" style:font-style-complex="italic"/>
    </style:style>
    <style:style style:name="P27" style:family="paragraph" style:parent-style-name="Standard" style:list-style-name="L2">
      <style:paragraph-properties>
        <style:tab-stops/>
      </style:paragraph-properties>
      <style:text-properties fo:font-variant="normal" fo:text-transform="none" fo:color="#000000" style:text-line-through-style="none" style:font-name="Arial" fo:font-size="11.5pt" fo:letter-spacing="normal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P28" style:family="paragraph" style:parent-style-name="Standard" style:list-style-name="L2">
      <style:paragraph-properties>
        <style:tab-stops/>
      </style:paragraph-properties>
    </style:style>
    <style:style style:name="P29" style:family="paragraph" style:parent-style-name="Standard" style:list-style-name="L1">
      <style:paragraph-properties fo:margin-left="0cm" fo:margin-right="0cm" fo:text-indent="-0.026cm" style:auto-text-indent="false">
        <style:tab-stops/>
      </style:paragraph-properties>
      <style:text-properties style:font-name="Arial" fo:font-size="11.5pt" fo:language="nb" fo:country="NO" style:font-size-asian="11.5pt" style:font-size-complex="11.5pt"/>
    </style:style>
    <style:style style:name="P30" style:family="paragraph" style:parent-style-name="Standard" style:list-style-name="L1">
      <style:paragraph-properties fo:margin-left="1.27cm" fo:margin-right="0cm" fo:text-indent="0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P31" style:family="paragraph" style:parent-style-name="Standard" style:list-style-name="L3">
      <style:paragraph-properties fo:margin-left="1.27cm" fo:margin-right="0cm" fo:text-indent="0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P32" style:family="paragraph" style:parent-style-name="Standard" style:list-style-name="L5">
      <style:paragraph-properties fo:margin-left="1.27cm" fo:margin-right="0cm" fo:text-indent="0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P33" style:family="paragraph" style:parent-style-name="Standard" style:list-style-name="L1">
      <style:paragraph-properties fo:margin-left="1.27cm" fo:margin-right="0cm" fo:text-indent="0cm" style:auto-text-indent="false"/>
      <style:text-properties style:font-name="Arial" fo:font-size="11.5pt" fo:language="nb" fo:country="NO" style:font-size-asian="11.5pt" style:font-size-complex="11.5pt"/>
    </style:style>
    <style:style style:name="P34" style:family="paragraph" style:parent-style-name="Standard" style:list-style-name="L1">
      <style:paragraph-properties fo:margin-left="1.296cm" fo:margin-right="0cm" fo:text-indent="0cm" style:auto-text-indent="false"/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P35" style:family="paragraph" style:parent-style-name="Standard" style:list-style-name="L1">
      <style:paragraph-properties fo:margin-left="1.296cm" fo:margin-right="0cm" fo:text-indent="0cm" style:auto-text-indent="false"/>
      <style:text-properties style:font-name="Arial" fo:font-size="11.5pt" fo:language="nb" fo:country="NO" style:font-size-asian="11.5pt" style:font-size-complex="11.5pt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Arial" fo:font-size="11.5pt" fo:language="nb" fo:country="NO" style:font-size-asian="11.5pt" style:font-size-complex="11.5pt"/>
    </style:style>
    <style:style style:name="P37" style:family="paragraph" style:parent-style-name="Standard" style:list-style-name="L1">
      <style:paragraph-properties fo:margin-left="1.349cm" fo:margin-right="0cm" fo:text-indent="-0.635cm" style:auto-text-indent="false">
        <style:tab-stops/>
      </style:paragraph-properties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T1" style:family="text">
      <style:text-properties fo:font-variant="normal" fo:text-transform="none" fo:color="#000000" style:text-line-through-style="none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fo:font-size="14pt" fo:font-style="normal" style:text-underline-style="none" fo:font-weight="bold" officeooo:rsid="00151b35" style:text-blinking="false" fo:background-color="transparent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style-asian="normal" style:font-weight-asian="bold" style:font-style-complex="normal" style:font-weight-complex="bold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officeooo:rsid="0011bd89" style:text-blinking="false" fo:background-color="transparent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officeooo:rsid="00134104" style:text-blinking="false" fo:background-color="transparent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officeooo:rsid="00151b35" style:text-blinking="false" fo:background-color="transparent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style-asian="normal" style:font-style-complex="normal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style-asian="italic" style:font-style-complex="italic"/>
    </style:style>
    <style:style style:name="T12" style:family="text">
      <style:text-properties fo:font-variant="normal" fo:text-transform="none" fo:color="#000000" style:text-line-through-style="none" fo:font-style="italic" style:text-underline-style="none" fo:font-weight="normal" style:text-blinking="false" fo:background-color="transparent" style:font-style-asian="italic" style:font-style-complex="italic"/>
    </style:style>
    <style:style style:name="T13" style:family="text">
      <style:text-properties fo:font-variant="normal" fo:text-transform="none" fo:color="#000000" style:text-line-through-style="none" fo:font-style="italic" style:text-underline-style="none" fo:font-weight="normal" style:text-blinking="false" fo:background-color="transparent" style:font-style-asian="italic" style:font-weight-asian="normal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fo:font-style="italic" style:text-underline-style="none" fo:font-weight="normal" style:text-blinking="false" fo:background-color="transparent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font-name="Arial" fo:font-size="11.5pt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T16" style:family="text">
      <style:text-properties fo:font-variant="normal" fo:text-transform="none" fo:color="#000000" style:text-line-through-style="none" style:font-name="Arial" fo:font-size="11.5pt" fo:letter-spacing="normal" fo:language="nb" fo:country="NO" fo:font-style="normal" style:text-underline-style="none" fo:font-weight="normal" style:text-blinking="false" fo:background-color="transparent" style:font-size-asian="11.5pt" style:font-size-complex="11.5pt"/>
    </style:style>
    <style:style style:name="T17" style:family="text">
      <style:text-properties fo:font-variant="normal" fo:text-transform="none" fo:color="#000000" style:text-line-through-style="none" style:text-underline-style="none" fo:font-weight="normal" style:text-blinking="false" fo:background-color="transparent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11bd89"/>
    </style:style>
    <style:style style:name="T22" style:family="text">
      <style:text-properties officeooo:rsid="00134104"/>
    </style:style>
    <style:style style:name="T23" style:family="text">
      <style:text-properties officeooo:rsid="00151b35"/>
    </style:style>
    <text:list-style style:name="L1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edtekter for Fordelingsutvalget ved Institutt for informatikk, </text:span><text:span text:style-name="T2">UiO</text:span><text:line-break/></text:p>
      <text:p text:style-name="P3"><text:span text:style-name="T18">§</text:span><text:span text:style-name="T3">1. </text:span><text:span text:style-name="T13">Utvalgets</text:span><text:span text:style-name="T12"> navn</text:span></text:p>
      <text:p text:style-name="P5"/>
      <text:p text:style-name="P2"><text:span text:style-name="T12"><text:tab/></text:span><text:span text:style-name="T10">Utvalgets</text:span><text:span text:style-name="T5"> navn er Fordelingsutvalget ved Institutt for informatikk, heretter nevnt som <text:tab/>Fordelingsutvalget.</text:span></text:p>
      <text:p text:style-name="P2"><text:line-break/><text:span text:style-name="T18">§</text:span><text:span text:style-name="T3">2. </text:span><text:span text:style-name="T13">Utvalgets</text:span><text:span text:style-name="T12"> formål </text:span></text:p>
      <text:p text:style-name="P4"/>
      <text:p text:style-name="P2"><text:span text:style-name="T12"><text:tab/></text:span><text:span text:style-name="T11">Fordelingsutvalgets formål er å fordele midler til aktiviteter av og for informatikkstudenter <text:tab/>ved Universitetet i Oslo.</text:span></text:p>
      <text:p text:style-name="P7"/>
      <text:list xml:id="list2092692652852578706" text:style-name="L1">
        <text:list-header>
          <text:p text:style-name="P29"><text:span text:style-name="T18">§3</text:span><text:span text:style-name="T3">. </text:span><text:span text:style-name="T14">Representanter i utvalget</text:span></text:p>
          <text:p text:style-name="P23"/>
          <text:list>
            <text:list-header>
              <text:p text:style-name="P30">a) Utvalgets øverste myndighet består av representanter fra foreninger tilknyttet Institutt for informatikk ved Universitetet i Oslo. Følgende foreninger er representert:</text:p>
            </text:list-header>
          </text:list>
        </text:list-header>
      </text:list>
      <text:list xml:id="list3187563839208308276" text:style-name="L2">
        <text:list-item>
          <text:p text:style-name="P24">CYB (Cybernetisk Selskab)</text:p>
        </text:list-item>
        <text:list-item>
          <text:p text:style-name="P24">dagen@ifi (IFI-dagen)</text:p>
        </text:list-item>
        <text:list-item>
          <text:p text:style-name="P24">FUI (Fagutvalget ved Insititutt for informatikk)</text:p>
        </text:list-item>
        <text:list-item>
          <text:p text:style-name="P24">Navet (IFI-Navet)</text:p>
        </text:list-item>
        <text:list-item>
          <text:p text:style-name="P24">P-I:SK (Programutvalget for I:SK)</text:p>
        </text:list-item>
        <text:list-item>
          <text:p text:style-name="P28"><text:span text:style-name="T15">Mikro (</text:span><text:span text:style-name="T16">Studentforeningen for mikroelektronikk)</text:span></text:p>
        </text:list-item>
        <text:list-item>
          <text:p text:style-name="P27">PING (Program-, Informasjons- og Nettverksteknologisk Gruppe)</text:p>
        </text:list-item>
        <text:list-item>
          <text:p text:style-name="P27">ProgNett (IFI-ProgNett)</text:p>
        </text:list-item>
      </text:list>
      <text:list xml:id="list140455786149201" text:continue-list="list2092692652852578706" text:style-name="L1">
        <text:list-item>
          <text:list>
            <text:list-header>
              <text:p text:style-name="P30"/>
              <text:p text:style-name="P30">b) Hver forening plikter å stille med minst én representant på hvert møte.</text:p>
            </text:list-header>
          </text:list>
        </text:list-item>
      </text:list>
      <text:p text:style-name="P19"/>
      <text:list xml:id="list3911708050772630828" text:style-name="L3">
        <text:list-header>
          <text:p text:style-name="P31">c) Hver forening plikter sørge for at foreningens kontaktinformasjon er oppdatert.</text:p>
        </text:list-header>
      </text:list>
      <text:list xml:id="list140455789147775" text:continue-list="list140455786149201" text:style-name="L1">
        <text:list-item>
          <text:list>
            <text:list-header>
              <text:p text:style-name="P30"/>
              <text:p text:style-name="P30">d) Foreninger tilknyttet Institutt for informatikk kan søke om å representeres i utvalget. Søknaden behandles på f<text:span text:style-name="T21">ø</text:span>rstkommende møte. Dersom søknaden godkjennes skal foreningen representeres fra og med påfølgende møte.</text:p>
            </text:list-header>
          </text:list>
        </text:list-item>
      </text:list>
      <text:p text:style-name="P19"/>
      <text:p text:style-name="P20">e) Representerte foreninger kan trekke seg fra fordelingsutvalget.</text:p>
      <text:p text:style-name="P20"/>
      <text:p text:style-name="P12"><text:span text:style-name="T18">§4. </text:span><text:span text:style-name="T19">Mistillit til representerte foreninger</text:span></text:p>
      <text:p text:style-name="P14"/>
      <text:p text:style-name="P13"><text:span text:style-name="T13"><text:tab/></text:span><text:span text:style-name="T17">Forslag om å frata foreninger sin plass i Fordelingsutvalget kan fremmes av alle foreninger <text:tab/>som er representert eller av utvalgets styre.</text:span></text:p>
      <text:p text:style-name="P14"/>
      <text:p text:style-name="P13"><text:span text:style-name="T20"><text:tab/>a)</text:span><text:span text:style-name="T17"> Årsaker til å frata en forening dens representant er:</text:span></text:p>
      <text:list xml:id="list484092216944515520" text:style-name="L4">
        <text:list-item>
          <text:p text:style-name="P25">Mislighold/kritikkverdige forhold</text:p>
        </text:list-item>
        <text:list-item>
          <text:p text:style-name="P25">Gjentatte tilfeller av uteblitt representasjon</text:p>
        </text:list-item>
      </text:list>
      <text:p text:style-name="P8"/>
      <text:p text:style-name="P9"><text:tab/>b) Forslaget skal behandles på førstkommende møte, tidligst 14 dager etter at forslaget <text:tab/>ble fremmet.</text:p>
      <text:p text:style-name="P9"/>
      <text:p text:style-name="P10"><text:tab/>c) Plassen kan kun fratas ved enstemmig flertall blandt de gjenværende foreningene.</text:p>
      <text:p text:style-name="P2"><text:soft-page-break/><text:line-break/><text:span text:style-name="T18">§5</text:span><text:span text:style-name="T3">. </text:span><text:span text:style-name="T13">Allmøtet</text:span><text:span text:style-name="T12"> og dets myndighet</text:span></text:p>
      <text:p text:style-name="P6"/>
      <text:list xml:id="list140455794158358" text:continue-list="list140455789147775" text:style-name="L1">
        <text:list-item>
          <text:list>
            <text:list-header>
              <text:p text:style-name="P34">a) Allmøtet er utvalgets samling for alle studenter tilknyttet Instititutt for informatikk og holdes hvert år, i løpet av februar.<text:line-break/></text:p>
              <text:p text:style-name="P34">b) Allmøtet innkalles med minst 14 dagers varsel. </text:p>
              <text:p text:style-name="P34"/>
              <text:p text:style-name="P34">c) På allmøtet behandles utvalgets beretning, regnskap for forrige periode, valg av styre, samt eventuelle andre saker som er satt opp på dagsorden. </text:p>
              <text:p text:style-name="P34"/>
              <text:p text:style-name="P34">d) Alle studenter ved Institutt for informatikk har stemmerett og kan stille til valg. Allmøtet fatter vedtak ved simpelt flertall. </text:p>
              <text:p text:style-name="P35"/>
            </text:list-header>
          </text:list>
        </text:list-item>
      </text:list>
      <text:p text:style-name="P15">e) Allmøtet er <text:span text:style-name="T21">beslutningsdyktig</text:span> hvis minst 15 av studentene ved <text:span text:style-name="T21">Institutt</text:span> for informatikk er til stede.</text:p>
      <text:p text:style-name="P15"/>
      <text:p text:style-name="P16"><text:span text:style-name="T3">§6. </text:span><text:span text:style-name="T13">Styret og valg</text:span></text:p>
      <text:p text:style-name="P16"><text:span text:style-name="T13"><text:tab/><text:tab/></text:span><text:span text:style-name="T6">a) Utvalget skal drives av minimum 2 medlemmer som velges for ett år på allmøtet.</text:span></text:p>
      <text:p text:style-name="P17"/>
      <text:p text:style-name="P17"><text:tab/><text:tab/>b) <text:span text:style-name="T23">Verv </text:span>i utvalget er som følger: koordinator og økonomiansvarlig og andre verv <text:s/><text:tab/><text:tab/>Fordelingsutvalget selv setter ned ved behov.</text:p>
      <text:p text:style-name="P17"/>
      <text:p text:style-name="P16"><text:span text:style-name="T4">§7. </text:span><text:span text:style-name="T13">Styret og dets oppgaver</text:span></text:p>
      <text:p text:style-name="P18"/>
      <text:p text:style-name="P16"><text:span text:style-name="T13"><text:tab/><text:tab/></text:span><text:span text:style-name="T6">a) Koordinator tar seg av all innkommende og utgående korrespondanse og sørger for at <text:tab/>foreningene overholder pliktene sine. </text:span><text:span text:style-name="T9">Koordinator er ansvarlig for å kalle inn til møter.</text:span></text:p>
      <text:p text:style-name="P17"/>
      <text:p text:style-name="P17"><text:tab/><text:tab/>b) Økonomiansvarlig holder rede på alle saker som går gjennom <text:span text:style-name="T23">F</text:span>ordelingsutvaget og <text:tab/>deres status. Ved møter skal økonomiansvarlig sørge for at det blir ført referat.</text:p>
      <text:p text:style-name="P17"/>
      <text:p text:style-name="P12"><text:span text:style-name="T3">§8. </text:span><text:span text:style-name="T13">Mistillit til styret</text:span></text:p>
      <text:p text:style-name="P11"/>
      <text:p text:style-name="P12"><text:span text:style-name="T13"><text:tab/></text:span><text:span text:style-name="T6">Mistillitsforslag overfor utvalgets styremedlemmer skal behandles på møte, og må få <text:tab/></text:span><text:span text:style-name="T7">minimum</text:span><text:span text:style-name="T6"> </text:span><text:span text:style-name="T9">2/3</text:span><text:span text:style-name="T6"> stemmer for å vedtas.</text:span></text:p>
      <text:p text:style-name="P9"/>
      <text:list xml:id="list140455802148510" text:continue-numbering="true" text:style-name="L1">
        <text:list-item>
          <text:list>
            <text:list-header>
              <text:p text:style-name="P36"><text:span text:style-name="T18">§9. </text:span><text:span text:style-name="T19">Møter</text:span></text:p>
            </text:list-header>
          </text:list>
          <text:p text:style-name="P33"/>
          <text:list text:continue-numbering="true">
            <text:list-header>
              <text:p text:style-name="P33">a) <text:s/>Beslutninger vedtas i hovedsak på møter, men hastesaker kan unntaksvis behandles ved sirkulasjon.</text:p>
              <text:p text:style-name="P33"/>
              <text:p text:style-name="P33">b) <text:span text:style-name="T21">Fordelingsutvalget</text:span> er <text:span text:style-name="T21">beslutningsdyktig</text:span> dersom minst <text:span text:style-name="T23">2/3</text:span> av medlemsforeningene er representert. Én person kan kun representere én forening på ett og samme møte.</text:p>
              <text:p text:style-name="P33"/>
              <text:p text:style-name="P33">c) For at et vedtak skal kunne fattes skal minimum <text:span text:style-name="T23">2/3</text:span> av representantene stemme for.</text:p>
            </text:list-header>
          </text:list>
        </text:list-item>
      </text:list>
      <text:p text:style-name="P19"/>
      <text:list xml:id="list2529388744747626571" text:style-name="L5">
        <text:list-header>
          <text:p text:style-name="P32">d) Alle foreninger tilknyttet <text:span text:style-name="T21">Institutt</text:span> for informatikk har møterett, men kun foreningene med en representant i utvalget har stemmerett ved møter.</text:p>
        </text:list-header>
      </text:list>
      <text:p text:style-name="P19"/>
      <text:p text:style-name="P19"><text:soft-page-break/>e) <text:s/>Alle foreninger tilknyttet <text:span text:style-name="T21">Institutt</text:span> for informatikk har krav på å motta informasjon om <text:span text:style-name="T21">Fordelingsutvalgets</text:span> møter og vedtak om dette ønskes.</text:p>
      <text:p text:style-name="P21"/>
      <text:p text:style-name="P12"><text:span text:style-name="T3">§10. </text:span><text:span text:style-name="T13">Utvalgets midler</text:span></text:p>
      <text:p text:style-name="P11"/>
      <text:p text:style-name="P12"><text:span text:style-name="T13"><text:tab/></text:span><text:span text:style-name="T6">a) Utvalgets</text:span><text:span text:style-name="T5"> midler skal brukes i henhold til utvalgets formål. </text:span></text:p>
      <text:p text:style-name="P8"/>
      <text:p text:style-name="P8"><text:tab/>b) All bruk må godkjennes av foreningenes representanter i utvalget.</text:p>
      <text:p text:style-name="P8"/>
      <text:p text:style-name="P8"><text:tab/>c) Ved ønske kan deler av utvalgets midler deles ut til veldedige formål. Dette beløpet kan <text:tab/>ikke overskride 15% av foreninge<text:span text:style-name="T21">n</text:span>s samlede midler per år.</text:p>
      <text:p text:style-name="P8"/>
      <text:p text:style-name="P12"><text:span text:style-name="T3">§11. </text:span><text:span text:style-name="T13">Søknader</text:span></text:p>
      <text:p text:style-name="P11"/>
      <text:p text:style-name="P12"><text:span text:style-name="T13"><text:tab/></text:span><text:span text:style-name="T6">a) Alle studentforeninger tilknyttet </text:span><text:span text:style-name="T8">Institutt</text:span><text:span text:style-name="T6"> for informatikk ved Universitetet i Oslo kan søke <text:tab/>om midler fra </text:span><text:span text:style-name="T8">fordelingsutvalget.</text:span></text:p>
      <text:p text:style-name="P9"/>
      <text:p text:style-name="P9"><text:tab/>b) Det vektlegges at midlene det blir søkt om kommer studentene ved <text:span text:style-name="T22">Institutt</text:span> for <text:tab/>informatikk ved Universitetet i Oslo til gode.</text:p>
      <text:p text:style-name="P9"/>
      <text:p text:style-name="P9"><text:tab/>c) Alle søknader må følge <text:span text:style-name="T22">Fordelingsutvalgets</text:span> retningslinjer for søknader om støtte.</text:p>
      <text:p text:style-name="P9"/>
      <text:p text:style-name="P9"><text:tab/>d) Fordelingsutvalget plikter å tilgjengeliggjøre retningslinjer for søknader til alle foreninger <text:tab/>som ønsker å søke midler fra utvalget.</text:p>
      <text:p text:style-name="P9"/>
      <text:p text:style-name="P12"><text:span text:style-name="T6"><text:tab/>e) Før utbetaling av midler skal foreningen som søker signere på at pengene brukes til <text:tab/>formålet som er oppgitt i søknaden med eventuelle presisjoner gitt av </text:span><text:span text:style-name="T8">Fordelingsutvalget.</text:span><text:line-break/></text:p>
      <text:list xml:id="list140455813170127" text:continue-list="list140455802148510" text:style-name="L1">
        <text:list-header>
          <text:p text:style-name="P36"><text:span text:style-name="T3">§12. </text:span><text:span text:style-name="T12">Oppløsning av utvalget</text:span></text:p>
          <text:p text:style-name="P26"/>
          <text:list text:continue-numbering="true">
            <text:list-header>
              <text:p text:style-name="P37">a) Utvalget kan oppløses ved at minst <text:span text:style-name="T23">2/3</text:span> av de representerte foreningene stemmer for oppløsning på to etterfølgende møter <text:span text:style-name="T23">med minimum 14 dagers mellomrom</text:span>.</text:p>
            </text:list-header>
          </text:list>
        </text:list-header>
      </text:list>
      <text:p text:style-name="P22"/>
      <text:p text:style-name="P22"><text:tab/>b) Utvalget skal oppløses dersom alle de representerte foreningene trekker seg fra utvalget.</text:p>
      <text:list xml:id="list140455814168719" text:continue-numbering="true" text:style-name="L1">
        <text:list-item>
          <text:list>
            <text:list-header>
              <text:p text:style-name="P37"/>
              <text:p text:style-name="P37">c) Ved oppløsning av utvalget vil dets midler og eiendeler overføres tilbake til foreningene som donerte midlene. <text:span text:style-name="T23">Midler og eiendeler vil bli fordelt etter hvor mye den enkelte forening har gitt i innskudd.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as Johansen</meta:initial-creator>
    <meta:creation-date>2014-02-12T14:59:02</meta:creation-date>
    <dc:date>2014-05-07T14:04:55.730000000</dc:date>
    <meta:editing-duration>PT3H7M16S</meta:editing-duration>
    <meta:editing-cycles>79</meta:editing-cycles>
    <meta:generator>LibreOffice/4.1.3.2$Windows_x86 LibreOffice_project/70feb7d99726f064edab4605a8ab840c50ec57a</meta:generator>
    <meta:document-statistic meta:table-count="0" meta:image-count="0" meta:object-count="0" meta:page-count="3" meta:paragraph-count="60" meta:word-count="759" meta:character-count="5217" meta:non-whitespace-character-count="4477"/>
  </office:meta>
</office:document-meta>
</file>